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PCAP file</text:p>
          </table:table-cell>
          <table:table-cell table:style-name="Default" office:value-type="string" calcext:value-type="string">
            <text:p>frames</text:p>
          </table:table-cell>
          <table:table-cell table:style-name="Default" office:value-type="string" calcext:value-type="string">
            <text:p>out of order</text:p>
          </table:table-cell>
          <table:table-cell office:value-type="string" calcext:value-type="string">
            <text:p>duplicated</text:p>
          </table:table-cell>
        </table:table-row>
        <table:table-row table:style-name="ro1">
          <table:table-cell office:value-type="string" calcext:value-type="string">
            <text:p>Friday_2021-04-16_2304</text:p>
          </table:table-cell>
          <table:table-cell office:value-type="float" office:value="4725390" calcext:value-type="float">
            <text:p>4725390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day_2021-04-12_0611</text:p>
          </table:table-cell>
          <table:table-cell office:value-type="float" office:value="290207" calcext:value-type="float">
            <text:p>29020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_2022-04-11_0622</text:p>
          </table:table-cell>
          <table:table-cell office:value-type="float" office:value="216832" calcext:value-type="float">
            <text:p>216832</text:p>
          </table:table-cell>
          <table:table-cell office:value-type="float" office:value="246" calcext:value-type="float">
            <text:p>2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turday_2021-04-17_0357</text:p>
          </table:table-cell>
          <table:table-cell office:value-type="float" office:value="708181" calcext:value-type="float">
            <text:p>70818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day_2021-04-11_2154</text:p>
          </table:table-cell>
          <table:table-cell office:value-type="float" office:value="622670" calcext:value-type="float">
            <text:p>62267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_2021-05-02_1206</text:p>
          </table:table-cell>
          <table:table-cell office:value-type="float" office:value="3446459" calcext:value-type="float">
            <text:p>3446459</text:p>
          </table:table-cell>
          <table:table-cell office:value-type="float" office:value="2665" calcext:value-type="float">
            <text:p>26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nday_2021-05-02_1659</text:p>
          </table:table-cell>
          <table:table-cell office:value-type="float" office:value="3385734" calcext:value-type="float">
            <text:p>3385734</text:p>
          </table:table-cell>
          <table:table-cell office:value-type="float" office:value="2856" calcext:value-type="float">
            <text:p>285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unday_2022-04-10_2335</text:p>
          </table:table-cell>
          <table:table-cell office:value-type="float" office:value="327043" calcext:value-type="float">
            <text:p>3270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esday_2022-04-12_0554</text:p>
          </table:table-cell>
          <table:table-cell office:value-type="float" office:value="25378249" calcext:value-type="float">
            <text:p>25378249</text:p>
          </table:table-cell>
          <table:table-cell office:value-type="float" office:value="34823" calcext:value-type="float">
            <text:p>34823</text:p>
          </table:table-cell>
          <table:table-cell office:value-type="float" office:value="19289" calcext:value-type="float">
            <text:p>19289</text:p>
          </table:table-cell>
        </table:table-row>
        <table:table-row table:style-name="ro1">
          <table:table-cell office:value-type="string" calcext:value-type="string">
            <text:p>Tuesday_2022-04-12_1418</text:p>
          </table:table-cell>
          <table:table-cell office:value-type="float" office:value="27380760" calcext:value-type="float">
            <text:p>27380760</text:p>
          </table:table-cell>
          <table:table-cell office:value-type="float" office:value="112985" calcext:value-type="float">
            <text:p>112985</text:p>
          </table:table-cell>
          <table:table-cell office:value-type="float" office:value="3616" calcext:value-type="float">
            <text:p>3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9:16:02.242906813</meta:creation-date>
    <dc:date>2024-02-17T19:20:10.390635190</dc:date>
    <meta:editing-duration>PT4M8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